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3.5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3.564cm"/>
    </style:style>
    <style:style style:name="gr4" style:family="graphic" style:parent-style-name="standard">
      <style:graphic-properties draw:fill="solid" draw:fill-color="#ffffcc" draw:textarea-vertical-align="middle" draw:auto-grow-height="false" fo:min-height="0.75cm" fo:min-width="0.5cm" fo:wrap-option="wrap" draw:shadow="visib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524cm" svg:x="6.969cm" svg:y="10.006cm">
          <text:p text:style-name="P1"><text:span text:style-name="T1">Brad Fitzpatric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524cm" svg:x="6.969cm" svg:y="3.286cm">
          <text:p text:style-name="P1"><text:span text:style-name="T1">Rob Pik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524cm" svg:x="1.254cm" svg:y="3.275cm">
          <text:p text:style-name="P1"><text:span text:style-name="T1">Ken Thompson</text:span></text:p>
          <draw:enhanced-geometry svg:viewBox="0 0 21600 21600" draw:extrusion="false" draw:type="rectangle" draw:enhanced-path="M 0 0 L 21600 0 21600 21600 0 21600 0 0 Z N"/>
        </draw:custom-shape>
        <draw:custom-shape draw:style-name="gr1" draw:text-style-name="P1" draw:layer="layout" svg:width="5.334cm" svg:height="1.524cm" svg:x="12.684cm" svg:y="3.275cm">
          <text:p text:style-name="P1"><text:span text:style-name="T1">Robert Griesem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524cm" svg:x="12.43cm" svg:y="10.006cm">
          <text:p text:style-name="P1"><text:span text:style-name="T1">Russ Co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524cm" svg:x="1.508cm" svg:y="10.006cm">
          <text:p text:style-name="P1"><text:span text:style-name="T1">Ian L. Taylo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64cm" svg:height="1.916cm" svg:x="12.557cm" svg:y="11.657cm">
          <draw:text-box>
            <text:p text:style-name="P2"><text:span text:style-name="T2">Plan 9 hacker</text:span></text:p>
            <text:p text:style-name="P2"><text:span text:style-name="T2">Google code search</text:span></text:p>
          </draw:text-box>
        </draw:frame>
        <draw:frame draw:style-name="gr2" draw:text-style-name="P2" draw:layer="layout" svg:width="4.064cm" svg:height="2.471cm" svg:x="1.381cm" svg:y="0.677cm">
          <draw:text-box>
            <text:p text:style-name="P2"><text:span text:style-name="T2">B language</text:span></text:p>
            <text:p text:style-name="P2"><text:span text:style-name="T2">UNIX</text:span></text:p>
            <text:p text:style-name="P2"><text:span text:style-name="T2">UTF-8</text:span></text:p>
            <text:p text:style-name="P2"><text:span text:style-name="T2">Plan 9</text:span></text:p>
          </draw:text-box>
        </draw:frame>
        <draw:frame draw:style-name="gr2" draw:text-style-name="P2" draw:layer="layout" svg:width="4.064cm" svg:height="3.026cm" svg:x="7.223cm" svg:y="0.238cm">
          <draw:text-box>
            <text:p text:style-name="P2"><text:span text:style-name="T2">UTF-8</text:span></text:p>
            <text:p text:style-name="P2"><text:span text:style-name="T2">Plan 9</text:span></text:p>
            <text:p text:style-name="P2"><text:span text:style-name="T2">Blit</text:span></text:p>
            <text:p text:style-name="P2"><text:span text:style-name="T2">Newsqueak</text:span></text:p>
            <text:p text:style-name="P2"><text:span text:style-name="T2">Limbo, Inferno</text:span></text:p>
          </draw:text-box>
        </draw:frame>
        <draw:frame draw:style-name="gr2" draw:text-style-name="P2" draw:layer="layout" svg:width="4.064cm" svg:height="1.916cm" svg:x="7.096cm" svg:y="11.784cm">
          <draw:text-box>
            <text:p text:style-name="P2"><text:span text:style-name="T2">LiveJournal</text:span></text:p>
            <text:p text:style-name="P2"><text:span text:style-name="T2">Memcached</text:span></text:p>
            <text:p text:style-name="P2"><text:span text:style-name="T2">Gearman</text:span></text:p>
          </draw:text-box>
        </draw:frame>
        <draw:frame draw:style-name="gr3" draw:text-style-name="P2" draw:layer="layout" svg:width="4.064cm" svg:height="0.806cm" svg:x="1.635cm" svg:y="11.784cm">
          <draw:text-box>
            <text:p text:style-name="P2"><text:span text:style-name="T2">GCC hacker</text:span></text:p>
          </draw:text-box>
        </draw:frame>
        <draw:frame draw:style-name="gr2" draw:text-style-name="P2" draw:layer="layout" svg:width="4.826cm" svg:height="1.916cm" svg:x="12.938cm" svg:y="1.232cm">
          <draw:text-box>
            <text:p text:style-name="P2"><text:span text:style-name="T2">ETH (N. Wirth)</text:span></text:p>
            <text:p text:style-name="P2"><text:span text:style-name="T2">Parallel oberon</text:span></text:p>
            <text:p text:style-name="P2"><text:span text:style-name="T2">Java Hotspot JIT</text:span></text:p>
          </draw:text-box>
        </draw:frame>
        <draw:custom-shape draw:style-name="gr4" draw:text-style-name="P3" draw:layer="layout" svg:width="3.81cm" svg:height="2.54cm" svg:x="7.096cm" svg:y="6.196cm">
          <text:p text:style-name="P3">Go</text:p>
          <draw:enhanced-geometry svg:viewBox="0 0 21600 21600" draw:path-stretchpoint-x="10800" draw:path-stretchpoint-y="10800" draw:text-areas="?f24 ?f26 ?f25 ?f27" draw:extrusion="false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5.334cm" svg:height="2.54cm" svg:x="0.492cm" svg:y="5.953cm">
          <text:p text:style-name="P1"><text:span text:style-name="T1">Other Google</text:span></text:p>
          <text:p text:style-name="P1"><text:span text:style-name="T1">developer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2.54cm" svg:x="12.557cm" svg:y="6.334cm">
          <text:p text:style-name="P1"><text:span text:style-name="T1">Open source</text:span></text:p>
          <text:p text:style-name="P1"><text:span text:style-name="T1">communit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6T16:53:07</meta:creation-date>
    <dc:date>2013-10-06T17:27:35</dc:date>
    <meta:editing-duration>PT18M47S</meta:editing-duration>
    <meta:editing-cycles>2</meta:editing-cycles>
    <meta:generator>LibreOffice/4.0.2.2$Linux_X86_64 LibreOffice_project/400m0$Build-2</meta:generator>
    <meta:document-statistic meta:object-count="15"/>
  </office:meta>
</office:document-meta>
</file>